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717in"/>
    </style:style>
    <style:style style:name="co3" style:family="table-column">
      <style:table-column-properties fo:break-before="auto" style:column-width="4.128in"/>
    </style:style>
    <style:style style:name="co4" style:family="table-column">
      <style:table-column-properties fo:break-before="auto" style:column-width="1.3756in"/>
    </style:style>
    <style:style style:name="co5" style:family="table-column">
      <style:table-column-properties fo:break-before="auto" style:column-width="0.5602in"/>
    </style:style>
    <style:style style:name="co6" style:family="table-column">
      <style:table-column-properties fo:break-before="auto" style:column-width="0.9465in"/>
    </style:style>
    <style:style style:name="co7" style:family="table-column">
      <style:table-column-properties fo:break-before="auto" style:column-width="10.9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8" style:family="table-cell" style:parent-style-name="Default">
      <style:table-cell-properties fo:background-color="#1c1c1c" style:text-align-source="fix" style:repeat-content="false" fo:border="0.06pt solid #cccccc" style:vertical-align="middle"/>
      <style:paragraph-properties fo:text-align="center" fo:margin-left="0in"/>
      <style:text-properties fo:color="#ffffff" fo:font-weight="bold" style:font-weight-asian="bold" style:font-weight-complex="bold"/>
      <style:map style:condition="is-true-formula([.$B1]=&quot;Verified&quot;)" style:apply-style-name="Verified" style:base-cell-address="NES.A1"/>
    </style:style>
    <style:style style:name="ce9" style:family="table-cell" style:parent-style-name="Default">
      <style:table-cell-properties style:text-align-source="fix" style:repeat-content="false" fo:border="0.06pt solid #cccccc" style:vertical-align="middle"/>
      <style:paragraph-properties fo:text-align="center" fo:margin-left="0in"/>
      <style:map style:condition="is-true-formula([.$B1]=&quot;Verified&quot;)" style:apply-style-name="Verified" style:base-cell-address="NES.A1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.$B1]=&quot;Verified&quot;)" style:apply-style-name="Verified" style:base-cell-address="NES.A1"/>
    </style:style>
    <style:style style:name="ce11" style:family="table-cell" style:parent-style-name="Default">
      <style:table-cell-properties style:text-align-source="fix" style:repeat-content="false" fo:border="0.06pt solid #cccccc" style:vertical-align="middle"/>
      <style:paragraph-properties fo:text-align="start" fo:margin-left="0.139in"/>
      <style:map style:condition="is-true-formula([.$B1]=&quot;Verified&quot;)" style:apply-style-name="Verified" style:base-cell-address="NES.A1"/>
    </style:style>
    <style:style style:name="ce5" style:family="table-cell" style:parent-style-name="Default" style:data-style-name="N100">
      <style:table-cell-properties fo:background-color="#1c1c1c" style:text-align-source="fix" style:repeat-content="false" fo:border="0.06pt solid #cccccc" style:vertical-align="middle"/>
      <style:paragraph-properties fo:text-align="center" fo:margin-left="0in"/>
      <style:text-properties fo:color="#ffffff" fo:font-size="10pt" fo:font-weight="bold" style:font-size-asian="10pt" style:font-weight-asian="bold" style:font-size-complex="10pt" style:font-weight-complex="bold"/>
      <style:map style:condition="is-true-formula([.$B1]=&quot;Verified&quot;)" style:apply-style-name="Verified" style:base-cell-address="NES.A1"/>
    </style:style>
    <style:style style:name="ce15" style:family="table-cell" style:parent-style-name="Default" style:data-style-name="N100">
      <style:table-cell-properties style:text-align-source="fix" style:repeat-content="false" fo:border="0.06pt solid #cccccc" style:vertical-align="middle"/>
      <style:paragraph-properties fo:text-align="center" fo:margin-left="0in"/>
      <style:text-properties fo:font-size="8pt" style:font-size-asian="8pt" style:font-size-complex="8pt"/>
      <style:map style:condition="is-true-formula([.$B1]=&quot;Verified&quot;)" style:apply-style-name="Verified" style:base-cell-address="NES.A1"/>
    </style:style>
    <style:style style:name="ce14" style:family="table-cell" style:parent-style-name="Default" style:data-style-name="N100">
      <style:table-cell-properties style:text-align-source="fix" style:repeat-content="false" fo:border="0.06pt solid #cccccc" style:vertical-align="middle"/>
      <style:paragraph-properties fo:text-align="center" fo:margin-left="0in"/>
      <style:text-properties fo:font-size="10pt" style:font-size-asian="10pt" style:font-size-complex="10pt"/>
      <style:map style:condition="is-true-formula([.$B1]=&quot;Verified&quot;)" style:apply-style-name="Verified" style:base-cell-address="NES.A1"/>
    </style:style>
    <style:style style:name="ce16" style:family="table-cell" style:parent-style-name="Default" style:data-style-name="N84">
      <style:table-cell-properties style:text-align-source="fix" style:repeat-content="false" fo:border="0.06pt solid #cccccc" style:vertical-align="middle"/>
      <style:paragraph-properties fo:text-align="start" fo:margin-left="0.139in"/>
      <style:map style:condition="is-true-formula([.$B1]=&quot;Verified&quot;)" style:apply-style-name="Verified" style:base-cell-address="NES.A1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NES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11"/>
        <table:table-column table:style-name="co4" table:default-cell-style-name="ce15"/>
        <table:table-column table:style-name="co5" table:default-cell-style-name="ce15"/>
        <table:table-column table:style-name="co6" table:default-cell-style-name="ce14"/>
        <table:table-column table:style-name="co7" table:default-cell-style-name="ce11"/>
        <table:table-column table:style-name="co1" table:number-columns-repeated="1017" table:default-cell-style-name="ce7"/>
        <table:table-row table:style-name="ro1">
          <table:table-cell table:style-name="ce8" office:value-type="string" calcext:value-type="string">
            <text:p>Publish ID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Game Title</text:p>
          </table:table-cell>
          <table:table-cell table:style-name="ce5" office:value-type="string" calcext:value-type="string">
            <text:p>Category</text:p>
          </table:table-cell>
          <table:table-cell table:style-name="ce5" office:value-type="string" calcext:value-type="string">
            <text:p>Emu</text:p>
          </table:table-cell>
          <table:table-cell table:style-name="ce5" office:value-type="string" calcext:value-type="string">
            <text:p>Last Attempt</text:p>
          </table:table-cell>
          <table:table-cell table:style-name="ce8" office:value-type="string" calcext:value-type="string">
            <text:p>Notes</text:p>
          </table:table-cell>
          <table:table-cell table:style-name="ce6" table:number-columns-repeated="1017"/>
        </table:table-row>
        <table:table-row table:style-name="ro1">
          <table:table-cell office:value-type="string" calcext:value-type="string">
            <text:p>2859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arkwing Duck</text:p>
          </table:table-cell>
          <table:table-cell office:value-type="string" calcext:value-type="string">
            <text:p>pacifist, no subweapons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2-18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4210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Tetris</text:p>
          </table:table-cell>
          <table:table-cell office:value-type="string" calcext:value-type="string">
            <text:p>Mode B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2-19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3000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Mickey Mousecapade</text:p>
          </table:table-cell>
          <table:table-cell/>
          <table:table-cell office:value-type="string" calcext:value-type="string">
            <text:p>FCEUX</text:p>
          </table:table-cell>
          <table:table-cell/>
          <table:table-cell office:value-type="string" calcext:value-type="string">
            <text:p>Desyncs, enemies clearly are non-deterministic (RNG proven to use some or all uninitialized RAM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33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Jackal</text:p>
          </table:table-cell>
          <table:table-cell office:value-type="string" calcext:value-type="string">
            <text:p>2 players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2-24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3979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Teenage Mutant Ninja Turtles III: The Manhattan Project</text:p>
          </table:table-cell>
          <table:table-cell/>
          <table:table-cell office:value-type="string" calcext:value-type="string">
            <text:p>FCEUX</text:p>
          </table:table-cell>
          <table:table-cell/>
          <table:table-cell office:value-type="string" calcext:value-type="string">
            <text:p>Desyncs, unknown time and cau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318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Kirby’s Adventure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25</text:p>
          </table:table-cell>
          <table:table-cell office:value-type="string" calcext:value-type="string">
            <text:p>Requires resets! <text:s/>Requires initialized RAM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226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Kirby’s Adventure</text:p>
          </table:table-cell>
          <table:table-cell office:value-type="string" calcext:value-type="string">
            <text:p>game end glitch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25</text:p>
          </table:table-cell>
          <table:table-cell office:value-type="string" calcext:value-type="string">
            <text:p>Requires resets! <text:s/>Requires initialized RAM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289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The Legend of Zelda</text:p>
          </table:table-cell>
          <table:table-cell office:value-type="string" calcext:value-type="string">
            <text:p>Swordless Challenge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2-24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3179M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Battletoads</text:p>
          </table:table-cell>
          <table:table-cell/>
          <table:table-cell office:value-type="string" calcext:value-type="string">
            <text:p>FCEUX</text:p>
          </table:table-cell>
          <table:table-cell/>
          <table:table-cell office:value-type="string" calcext:value-type="string">
            <text:p>Missing video! Also has multiple other categories ripe for verification.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863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Gauntlet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/>
          <table:table-cell office:value-type="string" calcext:value-type="string">
            <text:p>It’s guantlet! Desyncs inconsist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49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Marble Madness</text:p>
          </table:table-cell>
          <table:table-cell/>
          <table:table-cell office:value-type="string" calcext:value-type="string">
            <text:p>FCEUX</text:p>
          </table:table-cell>
          <table:table-cell/>
          <table:table-cell office:value-type="string" calcext:value-type="string">
            <text:p>Desyncs consistently, ball moves too far to the left and falls off the platform on first level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86M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Batman</text:p>
          </table:table-cell>
          <table:table-cell/>
          <table:table-cell office:value-type="string" calcext:value-type="string">
            <text:p>FCEUX</text:p>
          </table:table-cell>
          <table:table-cell/>
          <table:table-cell office:value-type="string" calcext:value-type="string">
            <text:p>TheDot said this verifies, but I experience consistent desyn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04M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Monopoly</text:p>
          </table:table-cell>
          <table:table-cell/>
          <table:table-cell office:value-type="string" calcext:value-type="string">
            <text:p>Bizhaw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17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Monopoly</text:p>
          </table:table-cell>
          <table:table-cell office:value-type="string" calcext:value-type="string">
            <text:p>4 CPU’s</text:p>
          </table:table-cell>
          <table:table-cell office:value-type="string" calcext:value-type="string">
            <text:p>FCEUX</text:p>
          </table:table-cell>
          <table:table-cell/>
          <table:table-cell office:value-type="string" calcext:value-type="string">
            <text:p>Desyncs, unknown time and cau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74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The Legend of Zelda: Triforce of the Gods</text:p>
          </table:table-cell>
          <table:table-cell/>
          <table:table-cell office:value-type="string" calcext:value-type="string">
            <text:p>FCEUX</text:p>
          </table:table-cell>
          <table:table-cell/>
          <table:table-cell office:value-type="string" calcext:value-type="string">
            <text:p>Bootleg, not compatible on N8 Everdri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67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Zelda II: The Adventure of Link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3-27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4234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Zelda II: The Adventure of Link</text:p>
          </table:table-cell>
          <table:table-cell office:value-type="string" calcext:value-type="string">
            <text:p>warp glitch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3-26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4226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Mike Tyson’s Punch-Out!!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Bizhawk</text:p>
          </table:table-cell>
          <table:table-cell office:value-type="string" calcext:value-type="string">
            <text:p>2021-03-29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3789M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Donkey Kong, DK Jr., DK 3, and DK Jr. Math</text:p>
          </table:table-cell>
          <table:table-cell table:number-columns-repeated="3"/>
          <table:table-cell office:value-type="string" calcext:value-type="string">
            <text:p>Multi-game T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13M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River City Ransom</text:p>
          </table:table-cell>
          <table:table-cell office:value-type="string" calcext:value-type="string">
            <text:p>playaround</text:p>
          </table:table-cell>
          <table:table-cell table:number-columns-repeated="2"/>
          <table:table-cell office:value-type="string" calcext:value-type="string">
            <text:p>Also has 2 other categori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10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Mega Man 2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/>
          <table:table-cell office:value-type="string" calcext:value-type="string">
            <text:p>Desyncs on Woodman stage, first screen transition glitch. Glitch is performed slightly differently on this compared to older verific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52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Zelda II: The Adventure of Link</text:p>
          </table:table-cell>
          <table:table-cell office:value-type="string" calcext:value-type="string">
            <text:p>warp glitch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3-25</text:p>
          </table:table-cell>
          <table:table-cell office:value-type="string" calcext:value-type="string">
            <text:p>Previously verified but lacked video evidence until now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254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Zelda II: The Adventure of Link</text:p>
          </table:table-cell>
          <table:table-cell office:value-type="string" calcext:value-type="string">
            <text:p>warpless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3-25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1956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Ghostbusters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Desyncs, inconsistent enemies (possibly needs initial RAM set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21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Wizardry II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Requires cartridge in order to start playback without resetting (might be able to start from everdrive menu if proper inputs prepended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352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Donkey Kong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Desyncs consistently. The game initializes its own RAM during the 3rd/4th lag frame. Possible emulator inaccuracy causing different game behavior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92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The Great Waldo Search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3-27</text:p>
          </table:table-cell>
          <table:table-cell table:style-name="ce16" office:value-type="date" office:date-value="2021-03-27" calcext:value-type="date">
            <text:p>2021-03-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591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North and South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3-27</text:p>
          </table:table-cell>
          <table:table-cell table:style-name="ce16" office:value-type="date" office:date-value="2021-03-27" calcext:value-type="date">
            <text:p>2021-03-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11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Archon: The Light and the Dark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Different RNG, but consist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99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Hydlide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03</text:p>
          </table:table-cell>
          <table:table-cell table:style-name="ce16" office:value-type="string" calcext:value-type="string">
            <text:p>(start from everdrive, requires START + 17 blanks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44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Jaws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Desyncs consistently, after player goes diving the enemies are consisten, but not in the same positions as the encoded video. (+1/+2 frame doesn’t change anything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825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Pinball Quest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Desyncs consistently, after talking with the ghost. Ball is hit into the left tree and then drain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194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Mini Putt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Desyncs, inconsist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28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High Speed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Desyncs, immediately. Might be wrong ROM or needs blank frame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915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Indiana Jones and the Last Crusade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Desync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135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Cosmo Police: Galivan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Desync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995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Strider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Desyncs, at first significant screen glitch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943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Arkanoid</text:p>
          </table:table-cell>
          <table:table-cell office:value-type="string" calcext:value-type="string">
            <text:p>warpless</text:p>
          </table:table-cell>
          <table:table-cell/>
          <table:table-cell office:value-type="string" calcext:value-type="string">
            <text:p>2021-03-29</text:p>
          </table:table-cell>
          <table:table-cell office:value-type="string" calcext:value-type="string">
            <text:p>Required ViGreyTech’s fixed dump scrip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613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Bionic Commando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Desyncs consistently, at 8:52 in encoded video. Menu option should be right to “Transfer” but doesn’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28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Super Mario Bros. 3</text:p>
          </table:table-cell>
          <table:table-cell office:value-type="string" calcext:value-type="string">
            <text:p>warpless</text:p>
          </table:table-cell>
          <table:table-cell table:number-columns-repeated="2"/>
          <table:table-cell office:value-type="string" calcext:value-type="string">
            <text:p>Desyncs. And a different verified run also desyncs. Possible problem with replay device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22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Streemerz</text:p>
          </table:table-cell>
          <table:table-cell office:value-type="string" calcext:value-type="string">
            <text:p>Superb Joe mode</text:p>
          </table:table-cell>
          <table:table-cell table:number-columns-repeated="2"/>
          <table:table-cell office:value-type="string" calcext:value-type="string">
            <text:p>Desyncs semi-consistent. If it reaches first level, it desyncs exactly like “New PPU” mo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23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Streemerz</text:p>
          </table:table-cell>
          <table:table-cell office:value-type="string" calcext:value-type="string">
            <text:p>Streeeeemerz mode</text:p>
          </table:table-cell>
          <table:table-cell table:number-columns-repeated="2"/>
          <table:table-cell office:value-type="string" calcext:value-type="string">
            <text:p>Desyncs consistently. Either selects wrong options if SRAM isn’t clear. Or desyncs at 2:35 (encode time)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726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Super C</text:p>
          </table:table-cell>
          <table:table-cell office:value-type="string" calcext:value-type="string">
            <text:p>2 players</text:p>
          </table:table-cell>
          <table:table-cell table:number-columns-repeated="2"/>
          <table:table-cell office:value-type="string" calcext:value-type="string">
            <text:p>Desyncs, inconsist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53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Ninja Gaiden II: The Dark Sword of Chaos</text:p>
          </table:table-cell>
          <table:table-cell office:value-type="string" calcext:value-type="string">
            <text:p>any%</text:p>
          </table:table-cell>
          <table:table-cell/>
          <table:table-cell office:value-type="string" calcext:value-type="string">
            <text:p>2021-03-30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2421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Battle City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Desyncs, inconsist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546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Gimmick!</text:p>
          </table:table-cell>
          <table:table-cell office:value-type="string" calcext:value-type="string">
            <text:p>100%</text:p>
          </table:table-cell>
          <table:table-cell table:number-columns-repeated="2"/>
          <table:table-cell office:value-type="string" calcext:value-type="string">
            <text:p>Desyncs, inconsist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86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Battle Kid: Fortress of Peril</text:p>
          </table:table-cell>
          <table:table-cell office:value-type="string" calcext:value-type="string">
            <text:p>100%</text:p>
          </table:table-cell>
          <table:table-cell table:number-columns-repeated="2"/>
          <table:table-cell office:value-type="string" calcext:value-type="string">
            <text:p>Desyncs consistently, at about 11:23 (encode time), boss rains down lightning instead of a purple ball. <text:s/>Request by EZGam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093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Battle Kid: Fortress of Peril</text:p>
          </table:table-cell>
          <table:table-cell office:value-type="string" calcext:value-type="string">
            <text:p>pause glitch</text:p>
          </table:table-cell>
          <table:table-cell table:number-columns-repeated="2"/>
          <table:table-cell office:value-type="string" calcext:value-type="string">
            <text:p>Desyncs consistently, at frame #8507. <text:a xlink:href="https://ptb.discord.com/channels/280806848909541376/799578989965737994/826928472072650762" xlink:type="simple">https://ptb.discord.com/channels/280806848909541376/799578989965737994/826928472072650762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22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Saiyuuki World</text:p>
          </table:table-cell>
          <table:table-cell office:value-type="string" calcext:value-type="string">
            <text:p>any%</text:p>
          </table:table-cell>
          <table:table-cell/>
          <table:table-cell office:value-type="string" calcext:value-type="string">
            <text:p>2021-03-31</text:p>
          </table:table-cell>
          <table:table-cell office:value-type="string" calcext:value-type="string">
            <text:p>Request by xxEzraBxx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804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Takeshi no Chousenjou</text:p>
          </table:table-cell>
          <table:table-cell office:value-type="string" calcext:value-type="string">
            <text:p>warp glitch</text:p>
          </table:table-cell>
          <table:table-cell/>
          <table:table-cell office:value-type="string" calcext:value-type="string">
            <text:p>2021-03-31</text:p>
          </table:table-cell>
          <table:table-cell office:value-type="string" calcext:value-type="string">
            <text:p>Request by EZGam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942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Chip ‘n Dale: Rescue Rangers 2</text:p>
          </table:table-cell>
          <table:table-cell office:value-type="string" calcext:value-type="string">
            <text:p>2 players</text:p>
          </table:table-cell>
          <table:table-cell/>
          <table:table-cell office:value-type="string" calcext:value-type="string">
            <text:p>2021-03-31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3223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Ninja Gaiden</text:p>
          </table:table-cell>
          <table:table-cell office:value-type="string" calcext:value-type="string">
            <text:p>any%</text:p>
          </table:table-cell>
          <table:table-cell/>
          <table:table-cell office:value-type="string" calcext:value-type="string">
            <text:p>2021-03-31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4409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Contra</text:p>
          </table:table-cell>
          <table:table-cell office:value-type="string" calcext:value-type="string">
            <text:p>1 player</text:p>
          </table:table-cell>
          <table:table-cell table:number-columns-repeated="2"/>
          <table:table-cell office:value-type="string" calcext:value-type="string">
            <text:p>Desyncs consistently, at 1:02 (encode time) due to being damage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20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Teenage Mutant Ninja Turtles III: The Manhattan Project</text:p>
          </table:table-cell>
          <table:table-cell office:value-type="string" calcext:value-type="string">
            <text:p>2 players</text:p>
          </table:table-cell>
          <table:table-cell table:number-columns-repeated="2"/>
          <table:table-cell office:value-type="string" calcext:value-type="string">
            <text:p>Desyncs, after main menu. Requested by xxEzraBxx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14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Adventures of Tom Sawyer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Desyncs, semi-consistently. Bats during 5:57 to 6:12 drop down at random. It may sync if it can get past these bats, after enough tries. Requested by xxEzraBxx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034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Donald Land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Desyncs, inconsistently. (start from everdrive, requires START + 64 blanks) Requested by EZGam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85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Pizza Pop!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Desyncs consistently, at 0:44 (encode time), player gets hit by second cat and injured instead of the player hitting the cat. Requested by xxEzraBxx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063S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Power Punch 2</text:p>
          </table:table-cell>
          <table:table-cell office:value-type="string" calcext:value-type="string">
            <text:p>any%</text:p>
          </table:table-cell>
          <table:table-cell/>
          <table:table-cell office:value-type="string" calcext:value-type="string">
            <text:p>2021-03-31</text:p>
          </table:table-cell>
          <table:table-cell office:value-type="string" calcext:value-type="string">
            <text:p>April Fool’s submiss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83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Chack’n Pop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Desyncs consistently, at 0:22 (encode time), the purple enemy consistently moves up into the player on console, instead of turning lef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039S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Zelda II: The Adventure of Link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01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7066S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Punch-Out!! No TKO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Desyncs, inconsistently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07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Ninja Gaiden III: The Ancient Ship of Doom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01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4313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Super Mario Bros.</text:p>
          </table:table-cell>
          <table:table-cell office:value-type="string" calcext:value-type="string">
            <text:p>all items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04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2816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nal Fantasy</text:p>
          </table:table-cell>
          <table:table-cell office:value-type="string" calcext:value-type="string">
            <text:p>stairs glitch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04</text:p>
          </table:table-cell>
          <table:table-cell office:value-type="string" calcext:value-type="string">
            <text:p>Required reset capability and special dump scrip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992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EarthBound Beginnings (Mother)</text:p>
          </table:table-cell>
          <table:table-cell office:value-type="string" calcext:value-type="string">
            <text:p>warp glitch</text:p>
          </table:table-cell>
          <table:table-cell/>
          <table:table-cell office:value-type="string" calcext:value-type="string">
            <text:p>2021-04-04</text:p>
          </table:table-cell>
          <table:table-cell office:value-type="string" calcext:value-type="string">
            <text:p>Required reset capability. Request by ViGreyTe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79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Final Fantasy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Desyncs consistently, at 0:19 (encode time). <text:a xlink:href="https://ptb.discord.com/channels/280806848909541376/799578989965737994/828167460246388797" xlink:type="simple">https://ptb.discord.com/channels/280806848909541376/799578989965737994/828167460246388797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5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Final Fantasy</text:p>
          </table:table-cell>
          <table:table-cell office:value-type="string" calcext:value-type="string">
            <text:p>White Mage</text:p>
          </table:table-cell>
          <table:table-cell table:number-columns-repeated="2"/>
          <table:table-cell office:value-type="string" calcext:value-type="string">
            <text:p>Desyncs consistently, at 0:54 (encode time). <text:a xlink:href="https://ptb.discord.com/channels/280806848909541376/799578989965737994/828167460246388797" xlink:type="simple">https://ptb.discord.com/channels/280806848909541376/799578989965737994/828167460246388797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085S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Kiwi Kraze - A Bird-Brained Adventure!</text:p>
          </table:table-cell>
          <table:table-cell office:value-type="string" calcext:value-type="string">
            <text:p>any%</text:p>
          </table:table-cell>
          <table:table-cell/>
          <table:table-cell office:value-type="string" calcext:value-type="string">
            <text:p>2021-04-04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1816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Chip ‘n Dale: Rescue Rangers</text:p>
          </table:table-cell>
          <table:table-cell office:value-type="string" calcext:value-type="string">
            <text:p>1 player</text:p>
          </table:table-cell>
          <table:table-cell/>
          <table:table-cell office:value-type="string" calcext:value-type="string">
            <text:p>2021-04-04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3010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Mega Man 4</text:p>
          </table:table-cell>
          <table:table-cell office:value-type="string" calcext:value-type="string">
            <text:p>any%</text:p>
          </table:table-cell>
          <table:table-cell table:number-columns-repeated="2"/>
          <table:table-cell office:value-type="string" calcext:value-type="string">
            <text:p>Desyncs at 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96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ragon Warrior II</text:p>
          </table:table-cell>
          <table:table-cell office:value-type="string" calcext:value-type="string">
            <text:p>any%</text:p>
          </table:table-cell>
          <table:table-cell/>
          <table:table-cell office:value-type="string" calcext:value-type="string">
            <text:p>2021-04-04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<text:a xlink:href="https://www.youtube.com/watch?v=aEagh3u7G40" xlink:type="simple">https://www.youtube.com/watch?v=aEagh3u7G40</text:a>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Super Mario Bros. AISSON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09</text:p>
          </table:table-cell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7050S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King’s Quest V</text:p>
          </table:table-cell>
          <table:table-cell office:value-type="string" calcext:value-type="string">
            <text:p>any%</text:p>
          </table:table-cell>
          <table:table-cell/>
          <table:table-cell office:value-type="string" calcext:value-type="string">
            <text:p>2021-04-10</text:p>
          </table:table-cell>
          <table:table-cell office:value-type="string" calcext:value-type="string">
            <text:p>Desync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809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Ultima: Quest of the Avatar</text:p>
          </table:table-cell>
          <table:table-cell office:value-type="string" calcext:value-type="string">
            <text:p>any%</text:p>
          </table:table-cell>
          <table:table-cell/>
          <table:table-cell office:value-type="string" calcext:value-type="string">
            <text:p>2021-04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97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Crystalis</text:p>
          </table:table-cell>
          <table:table-cell office:value-type="string" calcext:value-type="string">
            <text:p>any%</text:p>
          </table:table-cell>
          <table:table-cell/>
          <table:table-cell office:value-type="string" calcext:value-type="string">
            <text:p>2021-04-10</text:p>
          </table:table-cell>
          <table:table-cell office:value-type="string" calcext:value-type="string">
            <text:p>Desyncs. Requires resets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064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Dragon Warrior</text:p>
          </table:table-cell>
          <table:table-cell office:value-type="string" calcext:value-type="string">
            <text:p>any%</text:p>
          </table:table-cell>
          <table:table-cell/>
          <table:table-cell office:value-type="string" calcext:value-type="string">
            <text:p>2021-04-10</text:p>
          </table:table-cell>
          <table:table-cell office:value-type="string" calcext:value-type="string">
            <text:p>Desync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93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Dragon Warrior III</text:p>
          </table:table-cell>
          <table:table-cell office:value-type="string" calcext:value-type="string">
            <text:p>item glitch</text:p>
          </table:table-cell>
          <table:table-cell/>
          <table:table-cell office:value-type="string" calcext:value-type="string">
            <text:p>2021-04-10</text:p>
          </table:table-cell>
          <table:table-cell office:value-type="string" calcext:value-type="string">
            <text:p>Desync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31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Dragon Warrior III</text:p>
          </table:table-cell>
          <table:table-cell office:value-type="string" calcext:value-type="string">
            <text:p>any%</text:p>
          </table:table-cell>
          <table:table-cell/>
          <table:table-cell office:value-type="string" calcext:value-type="string">
            <text:p>2021-04-10</text:p>
          </table:table-cell>
          <table:table-cell office:value-type="string" calcext:value-type="string">
            <text:p>Desyncs on emul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184M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Dragon Warrior IV</text:p>
          </table:table-cell>
          <table:table-cell office:value-type="string" calcext:value-type="string">
            <text:p>any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27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Hard Relay Mario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10</text:p>
          </table:table-cell>
          <table:table-cell table:style-name="ce16" office:value-type="string" calcext:value-type="string">
            <text:p>Request by xxEzraBxx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70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M.C. Kids</text:p>
          </table:table-cell>
          <table:table-cell office:value-type="string" calcext:value-type="string">
            <text:p>all levels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11</text:p>
          </table:table-cell>
          <table:table-cell office:value-type="string" calcext:value-type="string">
            <text:p>Desync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82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M.C. Kids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11</text:p>
          </table:table-cell>
          <table:table-cell office:value-type="string" calcext:value-type="string">
            <text:p>Desync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44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River City Ransom</text:p>
          </table:table-cell>
          <table:table-cell office:value-type="string" calcext:value-type="string">
            <text:p>1 player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11</text:p>
          </table:table-cell>
          <table:table-cell office:value-type="string" calcext:value-type="string">
            <text:p>Desyncs, enemies are not as the same loc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40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Karnov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11</text:p>
          </table:table-cell>
          <table:table-cell office:value-type="string" calcext:value-type="string">
            <text:p>Desync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91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Kid Icarus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11</text:p>
          </table:table-cell>
          <table:table-cell office:value-type="string" calcext:value-type="string">
            <text:p>Desyncs, enemies are not as the same loc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80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Shadow of the Ninja</text:p>
          </table:table-cell>
          <table:table-cell office:value-type="string" calcext:value-type="string">
            <text:p>2 players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11</text:p>
          </table:table-cell>
          <table:table-cell office:value-type="string" calcext:value-type="string">
            <text:p>Desyncs consistently, enemies are not in the expected location, consistently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58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Bizhawk</text:p>
          </table:table-cell>
          <table:table-cell office:value-type="string" calcext:value-type="string">
            <text:p>2021-04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255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King Kong 2: Ikari no Megaton Punch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11</text:p>
          </table:table-cell>
          <table:table-cell office:value-type="string" calcext:value-type="string">
            <text:p>Desyncs, inconsistent enemies (possibly needs initial RAM set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690M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The 3-D Battles of WorldRunner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Bizhawk</text:p>
          </table:table-cell>
          <table:table-cell/>
          <table:table-cell office:value-type="string" calcext:value-type="string">
            <text:p>Request by EZGam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855S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Clu Clu Land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Bizhawk</text:p>
          </table:table-cell>
          <table:table-cell/>
          <table:table-cell office:value-type="string" calcext:value-type="string">
            <text:p>Desyncs. Requires resets! <text:s/>Rejected for stupid rea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161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Clu Clu Land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18</text:p>
          </table:table-cell>
          <table:table-cell office:value-type="string" calcext:value-type="string">
            <text:p>Desyncs. Requires resets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859S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Super Mario Bros. SSASSA+TEYIUT+AISSON</text:p>
          </table:table-cell>
          <table:table-cell office:value-type="string" calcext:value-type="string">
            <text:p>Warps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18</text:p>
          </table:table-cell>
          <table:table-cell office:value-type="string" calcext:value-type="string">
            <text:p>Rejected for stupid rea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91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The Karate Kid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18</text:p>
          </table:table-cell>
          <table:table-cell office:value-type="string" calcext:value-type="string">
            <text:p>Previous publication reverified, however this one desyncs consistently at beginning of second figh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046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Rush’n Attack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18</text:p>
          </table:table-cell>
          <table:table-cell office:value-type="string" calcext:value-type="string">
            <text:p>Previous publication verifi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870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isney’s The Little Mermaid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18</text:p>
          </table:table-cell>
          <table:table-cell office:value-type="string" calcext:value-type="string">
            <text:p>Previous publication verifi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896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18</text:p>
          </table:table-cell>
          <table:table-cell office:value-type="string" calcext:value-type="string">
            <text:p>Previous publication verifi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https://www.youtube.com/watch?v=5JhLvHEi9Ys" xlink:type="simple">https://www.youtube.com/watch?v=5JhLvHEi9Ys</text:a>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Super Mario Bros. AISSON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102S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Mitsume ga Tooru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103S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Ninja Gaiden II: The Dark Sword of Chaos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109S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Mitsume ga Tooru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90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The Blues Brothers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25</text:p>
          </table:table-cell>
          <table:table-cell office:value-type="string" calcext:value-type="string">
            <text:p>Desyncs in emulator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68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A Week of Garfield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39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Tecmo Super Bowl</text:p>
          </table:table-cell>
          <table:table-cell office:value-type="string" calcext:value-type="string">
            <text:p>playaround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25</text:p>
          </table:table-cell>
          <table:table-cell office:value-type="string" calcext:value-type="string">
            <text:p>Desyncs on console and emulator (using New PPU)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834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Wizardry III: Legacy of Llylgamyn</text:p>
          </table:table-cell>
          <table:table-cell office:value-type="string" calcext:value-type="string">
            <text:p>game end glitch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25</text:p>
          </table:table-cell>
          <table:table-cell office:value-type="string" calcext:value-type="string">
            <text:p>Desyncs. Reset vector different from power-on; will need to test from power-on instea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897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Super Pitfall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26</text:p>
          </table:table-cell>
          <table:table-cell office:value-type="string" calcext:value-type="string">
            <text:p>Desyncs. Probably uninitialized RAM iss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057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Rockman 2 (Mega Man 2)</text:p>
          </table:table-cell>
          <table:table-cell office:value-type="string" calcext:value-type="string">
            <text:p>zipless</text:p>
          </table:table-cell>
          <table:table-cell office:value-type="string" calcext:value-type="string">
            <text:p>FCEUX</text:p>
          </table:table-cell>
          <table:table-cell office:value-type="string" calcext:value-type="string">
            <text:p>2021-04-26</text:p>
          </table:table-cell>
          <table:table-cell table:number-columns-repeated="1018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NES.A1:NES.G1048576">
            <calcext:condition calcext:apply-style-name="Verified" calcext:value="formula-is([.$B1]=&quot;Verified&quot;)" calcext:base-cell-address="NES.A1"/>
          </calcext:conditional-format>
          <calcext:conditional-format calcext:target-range-address="NES.A1:NES.G1048576">
            <calcext:condition calcext:apply-style-name="Unable" calcext:value="formula-is([.$B1]=&quot;Unable&quot;)" calcext:base-cell-address="NES.A1"/>
          </calcext:conditional-format>
          <calcext:conditional-format calcext:target-range-address="NES.A1:NES.G1048576">
            <calcext:condition calcext:apply-style-name="Unknown" calcext:value="formula-is([.$B1]=&quot;Unknown&quot;)" calcext:base-cell-address="NES.A1"/>
          </calcext:conditional-format>
          <calcext:conditional-format calcext:target-range-address="NES.A1:NES.G1048576">
            <calcext:condition calcext:apply-style-name="Priority" calcext:value="formula-is([.$B1]=&quot;Priority&quot;)" calcext:base-cell-address="NES.A1"/>
          </calcext:conditional-format>
          <calcext:conditional-format calcext:target-range-address="NES.A1:NES.G1048576">
            <calcext:condition calcext:apply-style-name="Focus" calcext:value="formula-is([.$B1]=&quot;Focus&quot;)" calcext:base-cell-address="NES.A1"/>
          </calcext:conditional-format>
          <calcext:conditional-format calcext:target-range-address="NES.A1:NES.G1048576">
            <calcext:condition calcext:apply-style-name="Planned" calcext:value="formula-is([.$B1]=&quot;Planned&quot;)" calcext:base-cell-address="NES.A1"/>
          </calcext:conditional-format>
        </calcext:conditional-formats>
      </table:table>
      <table:named-expressions/>
      <table:database-ranges>
        <table:database-range table:name="__Anonymous_Sheet_DB__0" table:target-range-address="NES.A1:NES.G97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Verified" style:family="table-cell" style:parent-style-name="Default">
      <style:table-cell-properties fo:background-color="#8aff95" style:diagonal-bl-tr="none" style:diagonal-tl-br="none"/>
      <style:text-properties style:use-window-font-color="true"/>
    </style:style>
    <style:style style:name="Unable" style:family="table-cell" style:parent-style-name="Default">
      <style:table-cell-properties fo:background-color="#ffa851"/>
    </style:style>
    <style:style style:name="Unknown" style:family="table-cell" style:parent-style-name="Default">
      <style:table-cell-properties fo:background-color="#d4c5c5"/>
    </style:style>
    <style:style style:name="Priority" style:family="table-cell" style:parent-style-name="Default">
      <style:table-cell-properties fo:background-color="#ffff5a"/>
    </style:style>
    <style:style style:name="Focus" style:family="table-cell" style:parent-style-name="Default">
      <style:table-cell-properties fo:background-color="#b16dff"/>
    </style:style>
    <style:style style:name="Planned" style:family="table-cell" style:parent-style-name="Default">
      <style:table-cell-properties fo:background-color="#83b6e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/00/0000</text:date>, <text:time style:data-style-name="N2" text:time-value="22:03:31.6713574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4T11:27:51.544539945</meta:creation-date>
    <dc:date>2021-04-26T03:19:17.051281921</dc:date>
    <meta:editing-duration>P6DT13H51M15S</meta:editing-duration>
    <meta:editing-cycles>119</meta:editing-cycles>
    <meta:generator>LibreOffice/6.4.6.2$Linux_X86_64 LibreOffice_project/40$Build-2</meta:generator>
    <meta:document-statistic meta:table-count="1" meta:cell-count="618" meta:object-count="0"/>
  </office:meta>
</office:document-meta>
</file>